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wiss" style:font-pitch="variable"/>
    <style:font-face style:name="Clear Sans Light" svg:font-family="'Clear Sans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Clear Sans Light"/>
    </style:style>
    <style:style style:name="P2" style:family="paragraph" style:parent-style-name="Standard">
      <style:paragraph-properties fo:text-align="center" style:justify-single-word="false"/>
      <style:text-properties style:font-name="Clear Sans Light" fo:font-weight="bold" officeooo:rsid="0017fcbc" officeooo:paragraph-rsid="0017fcbc" style:font-weight-asian="bold" style:font-weight-complex="bold"/>
    </style:style>
    <style:style style:name="P3" style:family="paragraph" style:parent-style-name="Standard">
      <style:text-properties style:font-name="Clear Sans Light" officeooo:rsid="0017fcbc" officeooo:paragraph-rsid="0017fcb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officeooo:rsid="0017fcbc" officeooo:paragraph-rsid="0017fcbc"/>
    </style:style>
    <style:style style:name="P7" style:family="paragraph" style:parent-style-name="Text_20_body">
      <style:text-properties style:font-name="Clear Sans Light"/>
    </style:style>
    <style:style style:name="P8" style:family="paragraph" style:parent-style-name="Text_20_body" style:list-style-name="L1">
      <style:text-properties style:font-name="Clear Sans Light"/>
    </style:style>
    <style:style style:name="T1" style:family="text">
      <style:text-properties fo:font-weight="bold"/>
    </style:style>
    <style:style style:name="T2" style:family="text">
      <style:text-properties style:font-name="Clear Sans"/>
    </style:style>
    <style:style style:name="T3" style:family="text">
      <style:text-properties style:font-name="Clear Sans" fo:font-weight="bold"/>
    </style:style>
    <style:style style:name="T4" style:family="text">
      <style:text-properties style:font-name="Clear Sans Light"/>
    </style:style>
    <style:style style:name="T5" style:family="text">
      <style:text-properties style:font-name="Clear Sans Light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mmary Report of Logical Operators</text:p>
      <text:p text:style-name="P3"/>
      <text:p text:style-name="P3"/>
      <text:p text:style-name="P3"/>
      <text:p text:style-name="P6"><text:span text:style-name="T4">Logical operators are essential tools in programming for combining or manipulating boolean expressions. They are used to create complex conditions that evaluate to either </text:span><text:span text:style-name="Source_20_Text"><text:span text:style-name="T5">true</text:span></text:span><text:span text:style-name="T4"> or </text:span><text:span text:style-name="Source_20_Text"><text:span text:style-name="T5">false</text:span></text:span><text:span text:style-name="T4">.</text:span></text:p>
      <text:h text:style-name="P1" text:outline-level="3">The Three Main Logical Operators</text:h>
      <text:p text:style-name="P7">There are three primary logical operators:</text:p>
      <text:list text:style-name="L1">
        <text:list-item>
          <text:p text:style-name="P4"><text:span text:style-name="T5">Logical AND (</text:span><text:span text:style-name="Source_20_Text"><text:span text:style-name="T5">&amp;&amp;</text:span></text:span><text:span text:style-name="T5">):</text:span><text:span text:style-name="T4"> This operator returns </text:span><text:span text:style-name="Source_20_Text"><text:span text:style-name="T4">true</text:span></text:span><text:span text:style-name="T4"> only if </text:span><text:span text:style-name="T5">both</text:span><text:span text:style-name="T4"> conditions are </text:span><text:span text:style-name="Source_20_Text"><text:span text:style-name="T4">true</text:span></text:span><text:span text:style-name="T4">. If at least one condition is </text:span><text:span text:style-name="Source_20_Text"><text:span text:style-name="T4">false</text:span></text:span><text:span text:style-name="T4">, the entire expression is </text:span><text:span text:style-name="Source_20_Text"><text:span text:style-name="T4">false</text:span></text:span><text:span text:style-name="T4">. For example, a number is considered to be within a range if it is greater than a lower bound </text:span><text:span text:style-name="Source_20_Text"><text:span text:style-name="T4">&amp;&amp;</text:span></text:span><text:span text:style-name="T4"> less than an upper bound.</text:span></text:p>
        </text:list-item>
        <text:list-item>
          <text:p text:style-name="P4"><text:span text:style-name="T5">Logical OR (</text:span><text:span text:style-name="Source_20_Text"><text:span text:style-name="T5">||</text:span></text:span><text:span text:style-name="T5">):</text:span><text:span text:style-name="T4"> This operator returns </text:span><text:span text:style-name="Source_20_Text"><text:span text:style-name="T4">true</text:span></text:span><text:span text:style-name="T4"> if </text:span><text:span text:style-name="T5">at least one</text:span><text:span text:style-name="T4"> of the conditions is </text:span><text:span text:style-name="Source_20_Text"><text:span text:style-name="T4">true</text:span></text:span><text:span text:style-name="T4">. It only returns </text:span><text:span text:style-name="Source_20_Text"><text:span text:style-name="T4">false</text:span></text:span><text:span text:style-name="T4"> if both conditions are </text:span><text:span text:style-name="Source_20_Text"><text:span text:style-name="T4">false</text:span></text:span><text:span text:style-name="T4">. This is useful for checking if a character is a vowel by checking if it's equal to 'a' </text:span><text:span text:style-name="Source_20_Text"><text:span text:style-name="T4">||</text:span></text:span><text:span text:style-name="T4"> 'e' </text:span><text:span text:style-name="Source_20_Text"><text:span text:style-name="T4">||</text:span></text:span><text:span text:style-name="T4"> 'i' </text:span><text:span text:style-name="Source_20_Text"><text:span text:style-name="T4">||</text:span></text:span><text:span text:style-name="T4"> 'o' </text:span><text:span text:style-name="Source_20_Text"><text:span text:style-name="T4">||</text:span></text:span><text:span text:style-name="T4"> 'u'.</text:span></text:p>
        </text:list-item>
        <text:list-item>
          <text:p text:style-name="P4"><text:span text:style-name="T5">Logical NOT (</text:span><text:span text:style-name="Source_20_Text"><text:span text:style-name="T5">!</text:span></text:span><text:span text:style-name="T5">):</text:span><text:span text:style-name="T4"> This is a unary operator that inverts the boolean value of a single expression. If a condition is </text:span><text:span text:style-name="Source_20_Text"><text:span text:style-name="T4">true</text:span></text:span><text:span text:style-name="T4">, </text:span><text:span text:style-name="Source_20_Text"><text:span text:style-name="T4">!</text:span></text:span><text:span text:style-name="T4"> makes it </text:span><text:span text:style-name="Source_20_Text"><text:span text:style-name="T4">false</text:span></text:span><text:span text:style-name="T4">, and vice versa. For example, </text:span><text:span text:style-name="Source_20_Text"><text:span text:style-name="T4">!isTrue</text:span></text:span><text:span text:style-name="T4"> will make a </text:span><text:span text:style-name="Source_20_Text"><text:span text:style-name="T4">true</text:span></text:span><text:span text:style-name="T4"> value </text:span><text:span text:style-name="Source_20_Text"><text:span text:style-name="T4">false</text:span></text:span><text:span text:style-name="T4">.</text:span></text:p>
        </text:list-item>
        <text:list-item>
          <text:p text:style-name="P8"/>
        </text:list-item>
      </text:list>
      <text:h text:style-name="P1" text:outline-level="3">Precedence and Parentheses</text:h>
      <text:p text:style-name="Text_20_body"><text:span text:style-name="T4">Logical operators have a specific order of precedence, which can affect how an expression is evaluated. The </text:span><text:span text:style-name="Source_20_Text"><text:span text:style-name="T4">!</text:span></text:span><text:span text:style-name="T4"> (NOT) operator has the highest precedence, followed by </text:span><text:span text:style-name="Source_20_Text"><text:span text:style-name="T4">&amp;&amp;</text:span></text:span><text:span text:style-name="T4"> (AND), and then </text:span><text:span text:style-name="Source_20_Text"><text:span text:style-name="T4">||</text:span></text:span><text:span text:style-name="T4"> (OR). Using parentheses </text:span><text:span text:style-name="Source_20_Text"><text:span text:style-name="T4">()</text:span></text:span><text:span text:style-name="T4"> can override the default precedence and ensure that conditions are grouped and evaluated in the intended order, which helps prevent bugs.</text:span></text:p>
      <text:p text:style-name="P7"/>
      <text:h text:style-name="P1" text:outline-level="3">Common Errors and Debugging</text:h>
      <text:p text:style-name="P7">Several common errors occur when working with logical operators.</text:p>
      <text:list text:style-name="L2">
        <text:list-item>
          <text:p text:style-name="P5"><text:span text:style-name="T5">Syntax Errors:</text:span><text:span text:style-name="T4"> A missing parenthesis can lead to a syntax error, as seen in </text:span><text:span text:style-name="Source_20_Text"><text:span text:style-name="T4">(x &gt; 0) &amp;&amp; (x &lt; 10;</text:span></text:span><text:span text:style-name="T4">.</text:span></text:p>
        </text:list-item>
        <text:list-item>
          <text:p text:style-name="P5"><text:span text:style-name="T5">Misuse of Operators:</text:span><text:span text:style-name="T4"> Using the </text:span><text:span text:style-name="T5">assignment operator</text:span><text:span text:style-name="T4"> (</text:span><text:span text:style-name="Source_20_Text"><text:span text:style-name="T4">=</text:span></text:span><text:span text:style-name="T4">) instead of the </text:span><text:span text:style-name="T5">comparison operator</text:span><text:span text:style-name="T4"> (</text:span><text:span text:style-name="Source_20_Text"><text:span text:style-name="T4">==</text:span></text:span><text:span text:style-name="T4">) within a condition is a frequent mistake that can cause unexpected behavior.</text:span></text:p>
        </text:list-item>
        <text:list-item>
          <text:p text:style-name="P5"><text:soft-page-break/><text:span text:style-name="T5">Negating Non-Boolean Expressions:</text:span><text:span text:style-name="T4"> The </text:span><text:span text:style-name="Source_20_Text"><text:span text:style-name="T4">!</text:span></text:span><text:span text:style-name="T4"> operator should only be used on boolean expressions. Attempting to negate an integer, as in </text:span><text:span text:style-name="Source_20_Text"><text:span text:style-name="T4">!a</text:span></text:span><text:span text:style-name="T4">, will result in a boolean value based on whether the integer is non-zero (which is treated as </text:span><text:span text:style-name="Source_20_Text"><text:span text:style-name="T4">true</text:span></text:span><text:span text:style-name="T4">) or zero (which is treated as </text:span><text:span text:style-name="Source_20_Text"><text:span text:style-name="T4">false</text:span></text:span><text:span text:style-name="T4">), which is often not the intended behavior.</text:span></text:p>
        </text:list-item>
        <text:list-item>
          <text:p text:style-name="P5"><text:span text:style-name="T5">Type Mismatches:</text:span><text:span text:style-name="T4"> Logical operators require boolean operands. Using incompatible types, such as </text:span><text:span text:style-name="Source_20_Text"><text:span text:style-name="T4">(b &gt; 0) &amp;&amp; "Hello"</text:span></text:span><text:span text:style-name="T4">, will result in a compilation error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wiss" style:font-pitch="variable"/>
    <style:font-face style:name="Clear Sans Light" svg:font-family="'Clear Sans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1:13:44.298607268</meta:creation-date>
    <dc:date>2025-09-16T01:15:43.445031194</dc:date>
    <meta:editing-duration>PT2M1S</meta:editing-duration>
    <meta:editing-cycles>1</meta:editing-cycles>
    <meta:document-statistic meta:table-count="0" meta:image-count="0" meta:object-count="0" meta:page-count="2" meta:paragraph-count="16" meta:word-count="385" meta:character-count="2227" meta:non-whitespace-character-count="1865"/>
    <meta:generator>LibreOffice/24.2.7.2$Linux_X86_64 LibreOffice_project/420$Build-2</meta:generator>
  </office:meta>
</office:document-meta>
</file>